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IMAINA, FRANK J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40944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045356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ONZALES IMAINA, FRANK J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0944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85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7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586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INI GRANJA BELEN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3:38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